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s text:c="30"/><text:span text:style-name="T3">PUDDING AU RIZ CRÉMEUX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3 tasses de lait </text:p>
      <text:p text:style-name="P1">¾ de tasse de riz à grains long </text:p>
      <text:p text:style-name="P1">3 tasses de lait moitié-moitié</text:p>
      <text:p text:style-name="P1">¾ de tasse de sucre</text:p>
      <text:p text:style-name="P1">3 œufs</text:p>
      <text:p text:style-name="P1">1 cuil. Àthé de vanille pure</text:p>
      <text:p text:style-name="P1">½ tasse ou plus de raisins secs</text:p>
      <text:p text:style-name="P1">Cannelle et muscade au goût</text:p>
      <text:p text:style-name="P1"/>
      <text:p text:style-name="P1"/>
      <text:p text:style-name="P1"/>
      <text:p text:style-name="P1">Dans un chaudron <text:s/>de 3 pintes amener le lait à mijotement.</text:p>
      <text:p text:style-name="P1">Ajouter graduellement le riz,pour que le lait ne s'arrête pas de mijoter.</text:p>
      <text:p text:style-name="P1">Brasser,couvrir et laisser mijoter environ 30 minutes,ou jusqu'à ce que le riz soit tendre et </text:p>
      <text:p text:style-name="P1">le lait ait été absorbé.</text:p>
      <text:p text:style-name="P1">Retirer du feu incorporer le lait moitié-moitié et le sucre.</text:p>
      <text:p text:style-name="P1">Dans un petit bol battez bien les œufs, inccorporerz-les au mélange de riz.</text:p>
      <text:p text:style-name="P1">Remettez sur feu moyen et en brassant toujours laissez cuire jusqu'à épaississement.</text:p>
      <text:p text:style-name="P1">Incorporer la vanille et les raisins,versez dans un plat de service et soupoudrez de cannelle et de musc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6T08:22:05.25</meta:creation-date>
    <dc:date>2012-02-26T08:46:17.35</dc:date>
    <meta:editing-duration>PT5M20S</meta:editing-duration>
    <meta:editing-cycles>1</meta:editing-cycles>
    <meta:generator>OpenOffice.org/3.3$Win32 OpenOffice.org_project/330m20$Build-9567</meta:generator>
    <meta:print-date>2012-02-26T08:46:32.72</meta:print-date>
    <meta:document-statistic meta:table-count="0" meta:image-count="0" meta:object-count="0" meta:page-count="1" meta:paragraph-count="17" meta:word-count="142" meta:character-count="818"/>
  </office:meta>
</office:document-meta>
</file>